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8.85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1cm" fo:min-width="2.10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77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39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2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89cm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.247cm" fo:min-width="0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0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1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4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6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7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425cm"/>
    </style:style>
    <style:style style:name="gr30" style:family="graphic" style:parent-style-name="standard">
      <style:graphic-properties svg:stroke-color="#000000" draw:marker-start="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7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9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28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22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354cm" svg:height="1.07cm" svg:x="5.098cm" svg:y="1.297cm">
          <draw:text-box>
            <text:p><text:span text:style-name="T1">INTERRELACIONES CLIENTE</text:span></text:p>
          </draw:text-box>
        </draw:frame>
        <draw:custom-shape draw:style-name="gr2" draw:text-style-name="P3" draw:layer="layout" svg:width="2.601cm" svg:height="1.001cm" svg:x="5.978cm" svg:y="5.797cm">
          <text:p text:style-name="P2"><text:span text:style-name="T2">Fo</text:span><text:span text:style-name="T2">rm</text:span><text:span text:style-name="T2">aP</text:span><text:span text:style-name="T2">ag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578cm" svg:y="8.597cm">
          <text:p text:style-name="P2"><text:span text:style-name="T3">C-</text:span><text:span text:style-name="T3">F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7.178cm" svg:y1="11.498cm" svg:x2="7.178cm" svg:y2="9.898cm">
          <text:p/>
        </draw:line>
        <draw:frame draw:style-name="gr5" draw:text-style-name="P6" draw:layer="layout" svg:width="0.942cm" svg:height="0.822cm" svg:x="7.778cm" svg:y="8.843cm">
          <draw:text-box>
            <text:p><text:span text:style-name="T4">N:1</text:span></text:p>
          </draw:text-box>
        </draw:frame>
        <draw:line draw:style-name="gr4" draw:text-style-name="P5" draw:layer="layout" svg:x1="7.177cm" svg:y1="6.896cm" svg:x2="7.177cm" svg:y2="8.496cm">
          <text:p/>
        </draw:line>
        <draw:frame draw:style-name="gr6" draw:text-style-name="P6" draw:layer="layout" svg:width="1.129cm" svg:height="0.822cm" svg:x="5.949cm" svg:y="10.097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7.278cm" svg:y="10.097cm">
          <draw:text-box>
            <text:p><text:span text:style-name="T4">es_asignado_a</text:span></text:p>
          </draw:text-box>
        </draw:frame>
        <draw:custom-shape draw:style-name="gr2" draw:text-style-name="P7" draw:layer="layout" svg:width="2.601cm" svg:height="1.001cm" svg:x="5.899cm" svg:y="11.499cm">
          <text:p text:style-name="P2"><text:span text:style-name="T1">C</text:span><text:span text:style-name="T1">li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601cm" svg:height="1.001cm" svg:x="13.099cm" svg:y="11.499cm">
          <text:p text:style-name="P2"><text:span text:style-name="T5">Tarif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0.198cm" svg:y="11.398cm">
          <text:p text:style-name="P2"><text:span text:style-name="T3">C-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8.498cm" svg:y1="12cm" svg:x2="10.098cm" svg:y2="12cm">
          <text:p/>
        </draw:line>
        <draw:frame draw:style-name="gr5" draw:text-style-name="P6" draw:layer="layout" svg:width="0.942cm" svg:height="0.822cm" svg:x="10.398cm" svg:y="10.645cm">
          <draw:text-box>
            <text:p><text:span text:style-name="T4">N:1</text:span></text:p>
          </draw:text-box>
        </draw:frame>
        <draw:line draw:style-name="gr4" draw:text-style-name="P5" draw:layer="layout" svg:x1="13.098cm" svg:y1="12cm" svg:x2="11.498cm" svg:y2="12.001cm">
          <text:p/>
        </draw:line>
        <draw:frame draw:style-name="gr6" draw:text-style-name="P6" draw:layer="layout" svg:width="1.129cm" svg:height="0.822cm" svg:x="8.898cm" svg:y="11.3cm">
          <draw:text-box>
            <text:p><text:span text:style-name="T4">(1,N)</text:span></text:p>
          </draw:text-box>
        </draw:frame>
        <draw:frame draw:style-name="gr8" draw:text-style-name="P6" draw:layer="layout" svg:width="1.082cm" svg:height="0.822cm" svg:x="11.598cm" svg:y="11.3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8.298cm" svg:y="12.446cm">
          <draw:text-box>
            <text:p><text:span text:style-name="T4">es_asignada_a</text:span></text:p>
          </draw:text-box>
        </draw:frame>
        <draw:frame draw:style-name="gr9" draw:text-style-name="P6" draw:layer="layout" svg:width="1.272cm" svg:height="0.822cm" svg:x="11.398cm" svg:y="12.446cm">
          <draw:text-box>
            <text:p><text:span text:style-name="T4">posee</text:span></text:p>
          </draw:text-box>
        </draw:frame>
        <draw:custom-shape draw:style-name="gr2" draw:text-style-name="P3" draw:layer="layout" svg:width="2.601cm" svg:height="1.001cm" svg:x="5.899cm" svg:y="17.098cm">
          <text:p text:style-name="P2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498cm" svg:y="14.197cm">
          <text:p text:style-name="P2"><text:span text:style-name="T3">C-</text:span><text:span text:style-name="T3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0.942cm" svg:height="0.822cm" svg:x="7.856cm" svg:y="14.434cm">
          <draw:text-box>
            <text:p><text:span text:style-name="T4">N:1</text:span></text:p>
          </draw:text-box>
        </draw:frame>
        <draw:line draw:style-name="gr4" draw:text-style-name="P5" draw:layer="layout" svg:x1="7.197cm" svg:y1="12.497cm" svg:x2="7.197cm" svg:y2="14.097cm">
          <text:p/>
        </draw:line>
        <draw:line draw:style-name="gr4" draw:text-style-name="P5" draw:layer="layout" svg:x1="7.199cm" svg:y1="16.998cm" svg:x2="7.199cm" svg:y2="15.398cm">
          <text:p/>
        </draw:line>
        <draw:frame draw:style-name="gr6" draw:text-style-name="P6" draw:layer="layout" svg:width="1.129cm" svg:height="0.822cm" svg:x="5.97cm" svg:y="13.1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7.299cm" svg:y="13.198cm">
          <draw:text-box>
            <text:p><text:span text:style-name="T4">es_asignado_a</text:span></text:p>
          </draw:text-box>
        </draw:frame>
        <draw:frame draw:style-name="gr8" draw:text-style-name="P6" draw:layer="layout" svg:width="1.082cm" svg:height="0.822cm" svg:x="5.796cm" svg:y="7.598cm">
          <draw:text-box>
            <text:p><text:span text:style-name="T4">(1,1)</text:span></text:p>
          </draw:text-box>
        </draw:frame>
        <draw:frame draw:style-name="gr9" draw:text-style-name="P6" draw:layer="layout" svg:width="1.272cm" svg:height="0.822cm" svg:x="7.506cm" svg:y="7.598cm">
          <draw:text-box>
            <text:p><text:span text:style-name="T4">posee</text:span></text:p>
          </draw:text-box>
        </draw:frame>
        <draw:frame draw:style-name="gr8" draw:text-style-name="P6" draw:layer="layout" svg:width="1.082cm" svg:height="0.822cm" svg:x="5.816cm" svg:y="15.698cm">
          <draw:text-box>
            <text:p><text:span text:style-name="T4">(1,1)</text:span></text:p>
          </draw:text-box>
        </draw:frame>
        <draw:frame draw:style-name="gr9" draw:text-style-name="P6" draw:layer="layout" svg:width="1.272cm" svg:height="0.822cm" svg:x="7.526cm" svg:y="15.698cm">
          <draw:text-box>
            <text:p><text:span text:style-name="T4">posee</text:span></text:p>
          </draw:text-box>
        </draw:frame>
      </draw:page>
      <draw:page draw:name="page2" draw:style-name="dp1" draw:master-page-name="Predeterminado">
        <draw:custom-shape draw:style-name="gr2" draw:text-style-name="P8" draw:layer="layout" svg:width="2.601cm" svg:height="1.001cm" svg:x="5.899cm" svg:y="3.199cm">
          <text:p text:style-name="P2"><text:span text:style-name="T5">V</text:span><text:span text:style-name="T5">e</text:span><text:span text:style-name="T5">n</text:span><text:span text:style-name="T5">d</text:span><text:span text:style-name="T5">e</text:span><text:span text:style-name="T5">d</text:span><text:span text:style-name="T5">o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cm" svg:height="1.101cm" svg:x="10.198cm" svg:y="3.0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8.498cm" svg:y1="3.699cm" svg:x2="10.098cm" svg:y2="3.699cm">
          <text:p/>
        </draw:line>
        <draw:frame draw:style-name="gr11" draw:text-style-name="P6" draw:layer="layout" svg:width="0.896cm" svg:height="0.822cm" svg:x="10.398cm" svg:y="2.344cm">
          <draw:text-box>
            <text:p><text:span text:style-name="T4">1:1</text:span></text:p>
          </draw:text-box>
        </draw:frame>
        <draw:line draw:style-name="gr4" draw:text-style-name="P5" draw:layer="layout" svg:x1="13.098cm" svg:y1="3.699cm" svg:x2="11.498cm" svg:y2="3.7cm">
          <text:p/>
        </draw:line>
        <draw:frame draw:style-name="gr8" draw:text-style-name="P6" draw:layer="layout" svg:width="1.082cm" svg:height="0.822cm" svg:x="8.898cm" svg:y="3cm">
          <draw:text-box>
            <text:p><text:span text:style-name="T4">(0,1)</text:span></text:p>
          </draw:text-box>
        </draw:frame>
        <draw:frame draw:style-name="gr8" draw:text-style-name="P6" draw:layer="layout" svg:width="1.082cm" svg:height="0.822cm" svg:x="11.598cm" svg:y="3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8.298cm" svg:y="4.146cm">
          <draw:text-box>
            <text:p><text:span text:style-name="T4">es_asignado_a</text:span></text:p>
          </draw:text-box>
        </draw:frame>
        <draw:frame draw:style-name="gr9" draw:text-style-name="P6" draw:layer="layout" svg:width="1.272cm" svg:height="0.822cm" svg:x="11.398cm" svg:y="4.146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3.098cm" svg:y="3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3.198cm" svg:y="3.195cm">
          <text:p text:style-name="P2"><text:span text:style-name="T6">Dis</text:span><text:span text:style-name="T6">pos</text:span><text:span text:style-name="T6">itiv</text:span><text:span text:style-name="T6">oM</text:span><text:span text:style-name="T6">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2.398cm" svg:y="13.1cm">
          <text:p text:style-name="P2"><text:span text:style-name="T1">T</text:span><text:span text:style-name="T1">a</text:span><text:span text:style-name="T1">r</text:span><text:span text:style-name="T1">i</text:span><text:span text:style-name="T1">f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.601cm" svg:height="1.001cm" svg:x="9.599cm" svg:y="13.1cm">
          <text:p text:style-name="P2"><text:span text:style-name="T7">Artic</text:span><text:span text:style-name="T7">ul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698cm" svg:y="12.998cm">
          <text:p text:style-name="P2"><text:span text:style-name="T3">T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998cm" svg:y1="13.599cm" svg:x2="6.598cm" svg:y2="13.599cm">
          <text:p/>
        </draw:line>
        <draw:frame draw:style-name="gr13" draw:text-style-name="P6" draw:layer="layout" svg:width="0.989cm" svg:height="0.822cm" svg:x="6.898cm" svg:y="12.246cm">
          <draw:text-box>
            <text:p><text:span text:style-name="T4">N:N</text:span></text:p>
          </draw:text-box>
        </draw:frame>
        <draw:line draw:style-name="gr4" draw:text-style-name="P5" draw:layer="layout" svg:x1="9.598cm" svg:y1="13.599cm" svg:x2="7.998cm" svg:y2="13.6cm">
          <text:p/>
        </draw:line>
        <draw:frame draw:style-name="gr6" draw:text-style-name="P6" draw:layer="layout" svg:width="1.129cm" svg:height="0.822cm" svg:x="5.398cm" svg:y="12.901cm">
          <draw:text-box>
            <text:p><text:span text:style-name="T4">(1,N)</text:span></text:p>
          </draw:text-box>
        </draw:frame>
        <draw:frame draw:style-name="gr6" draw:text-style-name="P6" draw:layer="layout" svg:width="1.129cm" svg:height="0.822cm" svg:x="8.098cm" svg:y="12.901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4.8cm" svg:y="14.047cm">
          <draw:text-box>
            <text:p><text:span text:style-name="T4">es_asignada_a</text:span></text:p>
          </draw:text-box>
        </draw:frame>
        <draw:frame draw:style-name="gr9" draw:text-style-name="P6" draw:layer="layout" svg:width="1.272cm" svg:height="0.822cm" svg:x="7.898cm" svg:y="14.047cm">
          <draw:text-box>
            <text:p><text:span text:style-name="T4">posee</text:span></text:p>
          </draw:text-box>
        </draw:frame>
        <draw:custom-shape draw:style-name="gr14" draw:text-style-name="P10" draw:layer="layout" svg:width="0.601cm" svg:height="0.701cm" svg:x="7.1cm" svg:y="14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2.799cm" svg:height="0.822cm" svg:x="7.598cm" svg:y="14.898cm">
          <draw:text-box>
            <text:p><text:span text:style-name="T4">Precio</text:span></text:p>
          </draw:text-box>
        </draw:frame>
        <draw:line draw:style-name="gr16" draw:text-style-name="P5" draw:layer="layout" svg:x1="7.398cm" svg:y1="14.097cm" svg:x2="7.398cm" svg:y2="14.797cm">
          <text:p/>
        </draw:line>
        <draw:custom-shape draw:style-name="gr2" draw:text-style-name="P7" draw:layer="layout" svg:width="2.601cm" svg:height="1.001cm" svg:x="16.799cm" svg:y="13.096cm">
          <text:p text:style-name="P2"><text:span text:style-name="T1">Lo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3.898cm" svg:y="13cm">
          <text:p text:style-name="P2"><text:span text:style-name="T3">A-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2.198cm" svg:y1="13.601cm" svg:x2="13.798cm" svg:y2="13.601cm">
          <text:p/>
        </draw:line>
        <draw:line draw:style-name="gr4" draw:text-style-name="P5" draw:layer="layout" svg:x1="16.798cm" svg:y1="13.601cm" svg:x2="15.198cm" svg:y2="13.602cm">
          <text:p/>
        </draw:line>
        <draw:frame draw:style-name="gr5" draw:text-style-name="P6" draw:layer="layout" svg:width="0.942cm" svg:height="0.822cm" svg:x="14.099cm" svg:y="12.246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12.599cm" svg:y="12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299cm" svg:y="12.902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12.198cm" svg:y="14.047cm">
          <draw:text-box>
            <text:p><text:span text:style-name="T4">esta_compuesto</text:span></text:p>
          </draw:text-box>
        </draw:frame>
        <draw:frame draw:style-name="gr18" draw:text-style-name="P6" draw:layer="layout" svg:width="1.666cm" svg:height="0.822cm" svg:x="14.998cm" svg:y="14.047cm">
          <draw:text-box>
            <text:p><text:span text:style-name="T4">compone</text:span></text:p>
          </draw:text-box>
        </draw:frame>
        <draw:custom-shape draw:style-name="gr2" draw:text-style-name="P3" draw:layer="layout" svg:width="2.601cm" svg:height="1.001cm" svg:x="9.579cm" svg:y="7.398cm">
          <text:p text:style-name="P2"><text:span text:style-name="T2">MateriaPrim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0.278cm" svg:y="10.196cm">
          <text:p text:style-name="P2"><text:span text:style-name="T3">A-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878cm" svg:y1="13.098cm" svg:x2="10.878cm" svg:y2="11.498cm">
          <text:p/>
        </draw:line>
        <draw:frame draw:style-name="gr13" draw:text-style-name="P6" draw:layer="layout" svg:width="0.989cm" svg:height="0.822cm" svg:x="11.478cm" svg:y="10.444cm">
          <draw:text-box>
            <text:p><text:span text:style-name="T4">N:N</text:span></text:p>
          </draw:text-box>
        </draw:frame>
        <draw:line draw:style-name="gr4" draw:text-style-name="P5" draw:layer="layout" svg:x1="10.877cm" svg:y1="8.496cm" svg:x2="10.877cm" svg:y2="10.096cm">
          <text:p/>
        </draw:line>
        <draw:frame draw:style-name="gr6" draw:text-style-name="P6" draw:layer="layout" svg:width="1.129cm" svg:height="0.822cm" svg:x="9.649cm" svg:y="11.6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10.978cm" svg:y="11.698cm">
          <draw:text-box>
            <text:p><text:span text:style-name="T4">compone</text:span></text:p>
          </draw:text-box>
        </draw:frame>
        <draw:frame draw:style-name="gr6" draw:text-style-name="P6" draw:layer="layout" svg:width="1.129cm" svg:height="0.822cm" svg:x="9.496cm" svg:y="9.198cm">
          <draw:text-box>
            <text:p><text:span text:style-name="T4">(1,N)</text:span></text:p>
          </draw:text-box>
        </draw:frame>
        <draw:frame draw:style-name="gr19" draw:text-style-name="P6" draw:layer="layout" svg:width="2.911cm" svg:height="0.822cm" svg:x="11.206cm" svg:y="9.198cm">
          <draw:text-box>
            <text:p><text:span text:style-name="T4">es_compuesto_por</text:span></text:p>
          </draw:text-box>
        </draw:frame>
        <draw:custom-shape draw:style-name="gr3" draw:text-style-name="P4" draw:layer="layout" svg:width="1.3cm" svg:height="1.101cm" svg:x="10.279cm" svg:y="15.796cm">
          <text:p text:style-name="P2"><text:span text:style-name="T3">FA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879cm" svg:y1="18.698cm" svg:x2="10.879cm" svg:y2="17.098cm">
          <text:p/>
        </draw:line>
        <draw:frame draw:style-name="gr5" draw:text-style-name="P6" draw:layer="layout" svg:width="0.942cm" svg:height="0.822cm" svg:x="11.479cm" svg:y="16.044cm">
          <draw:text-box>
            <text:p><text:span text:style-name="T4">1:N</text:span></text:p>
          </draw:text-box>
        </draw:frame>
        <draw:line draw:style-name="gr4" draw:text-style-name="P5" draw:layer="layout" svg:x1="10.878cm" svg:y1="14.096cm" svg:x2="10.878cm" svg:y2="15.696cm">
          <text:p/>
        </draw:line>
        <draw:frame draw:style-name="gr6" draw:text-style-name="P6" draw:layer="layout" svg:width="1.129cm" svg:height="0.822cm" svg:x="9.65cm" svg:y="17.298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10.979cm" svg:y="17.298cm">
          <draw:text-box>
            <text:p><text:span text:style-name="T4">pertenece</text:span></text:p>
          </draw:text-box>
        </draw:frame>
        <draw:frame draw:style-name="gr6" draw:text-style-name="P6" draw:layer="layout" svg:width="1.129cm" svg:height="0.822cm" svg:x="9.497cm" svg:y="14.797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1.207cm" svg:y="14.797cm">
          <draw:text-box>
            <text:p><text:span text:style-name="T4">posee</text:span></text:p>
          </draw:text-box>
        </draw:frame>
        <draw:custom-shape draw:style-name="gr2" draw:text-style-name="P11" draw:layer="layout" svg:width="2.601cm" svg:height="1.001cm" svg:x="9.579cm" svg:y="18.698cm">
          <text:p text:style-name="P2"><text:span text:style-name="T6">FamiliaArticulo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698cm" svg:y1="3.297cm" svg:x2="10.698cm" svg:y2="3.997cm">
          <text:p/>
        </draw:line>
        <draw:frame draw:style-name="gr20" draw:text-style-name="P13" draw:layer="layout" svg:width="1.112cm" svg:height="0.761cm" svg:x="10.5cm" svg:y="3.398cm">
          <draw:text-box>
            <text:p><text:span text:style-name="T8">V-DM</text:span></text:p>
          </draw:text-box>
        </draw:frame>
        <draw:frame draw:style-name="gr21" draw:text-style-name="P14" draw:layer="layout" svg:width="0.781cm" svg:height="0.706cm" svg:x="10.098cm" svg:y="3.398cm">
          <draw:text-box>
            <text:p><text:span text:style-name="T9">EX</text:span></text:p>
          </draw:text-box>
        </draw:frame>
      </draw:page>
      <draw:page draw:name="page3" draw:style-name="dp1" draw:master-page-name="Predeterminado">
        <draw:custom-shape draw:style-name="gr2" draw:text-style-name="P12" draw:layer="layout" svg:width="2.601cm" svg:height="1.001cm" svg:x="1.798cm" svg:y="2.3cm">
          <text:p text:style-name="P2"><text:span text:style-name="T7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2.298cm">
          <text:p text:style-name="P2"><text:span text:style-name="T1">L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cm" svg:height="1.101cm" svg:x="6.098cm" svg:y="2.201cm">
          <text:p text:style-name="P2"><text:span text:style-name="T3">A-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2.802cm" svg:x2="5.998cm" svg:y2="2.802cm">
          <text:p/>
        </draw:line>
        <draw:line draw:style-name="gr4" draw:text-style-name="P5" draw:layer="layout" svg:x1="8.998cm" svg:y1="2.802cm" svg:x2="7.398cm" svg:y2="2.803cm">
          <text:p/>
        </draw:line>
        <draw:frame draw:style-name="gr5" draw:text-style-name="P6" draw:layer="layout" svg:width="0.942cm" svg:height="0.822cm" svg:x="6.299cm" svg:y="1.446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2.1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2.102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4.398cm" svg:y="3.247cm">
          <draw:text-box>
            <text:p><text:span text:style-name="T4">esta_compuesto</text:span></text:p>
          </draw:text-box>
        </draw:frame>
        <draw:frame draw:style-name="gr18" draw:text-style-name="P6" draw:layer="layout" svg:width="1.666cm" svg:height="0.822cm" svg:x="7.198cm" svg:y="3.247cm">
          <draw:text-box>
            <text:p><text:span text:style-name="T4">compone</text:span></text:p>
          </draw:text-box>
        </draw:frame>
        <draw:custom-shape draw:style-name="gr10" draw:text-style-name="P9" draw:layer="layout" svg:width="1.3cm" svg:height="1.101cm" svg:x="16.779cm" svg:y="4.9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379cm" svg:y1="7.897cm" svg:x2="17.379cm" svg:y2="6.297cm">
          <text:p/>
        </draw:line>
        <draw:frame draw:style-name="gr5" draw:text-style-name="P6" draw:layer="layout" svg:width="0.942cm" svg:height="0.822cm" svg:x="17.979cm" svg:y="5.244cm">
          <draw:text-box>
            <text:p><text:span text:style-name="T4">N:1</text:span></text:p>
          </draw:text-box>
        </draw:frame>
        <draw:line draw:style-name="gr4" draw:text-style-name="P5" draw:layer="layout" svg:x1="17.378cm" svg:y1="3.296cm" svg:x2="17.378cm" svg:y2="4.896cm">
          <text:p/>
        </draw:line>
        <draw:frame draw:style-name="gr6" draw:text-style-name="P6" draw:layer="layout" svg:width="1.129cm" svg:height="0.822cm" svg:x="16.15cm" svg:y="6.498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17.479cm" svg:y="6.498cm">
          <draw:text-box>
            <text:p><text:span text:style-name="T4">pertenece</text:span></text:p>
          </draw:text-box>
        </draw:frame>
        <draw:frame draw:style-name="gr6" draw:text-style-name="P6" draw:layer="layout" svg:width="1.129cm" svg:height="0.822cm" svg:x="15.997cm" svg:y="3.997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7.707cm" svg:y="3.997cm">
          <draw:text-box>
            <text:p><text:span text:style-name="T4">posee</text:span></text:p>
          </draw:text-box>
        </draw:frame>
        <draw:custom-shape draw:style-name="gr2" draw:text-style-name="P11" draw:layer="layout" svg:width="2.601cm" svg:height="1.001cm" svg:x="16.078cm" svg:y="7.898cm">
          <text:p text:style-name="P2"><text:span text:style-name="T6">MateriaPr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3cm" svg:height="1.101cm" svg:x="13.299cm" svg:y="2.1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2.8cm" svg:x2="13.199cm" svg:y2="2.8cm">
          <text:p/>
        </draw:line>
        <draw:frame draw:style-name="gr5" draw:text-style-name="P6" draw:layer="layout" svg:width="0.942cm" svg:height="0.822cm" svg:x="13.499cm" svg:y="1.446cm">
          <draw:text-box>
            <text:p><text:span text:style-name="T4">1:N</text:span></text:p>
          </draw:text-box>
        </draw:frame>
        <draw:line draw:style-name="gr4" draw:text-style-name="P5" draw:layer="layout" svg:x1="16.199cm" svg:y1="2.8cm" svg:x2="14.599cm" svg:y2="2.801cm">
          <text:p/>
        </draw:line>
        <draw:frame draw:style-name="gr8" draw:text-style-name="P6" draw:layer="layout" svg:width="1.082cm" svg:height="0.822cm" svg:x="11.999cm" svg:y="2.1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2.101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3.247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6.199cm" svg:y="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2.296cm">
          <text:p text:style-name="P2"><text:span text:style-name="T6">LoteDeta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1.759cm" svg:height="0.822cm" svg:x="11.799cm" svg:y="3.247cm">
          <draw:text-box>
            <text:p><text:span text:style-name="T4">pertenece</text:span></text:p>
          </draw:text-box>
        </draw:frame>
        <draw:line draw:style-name="gr16" draw:text-style-name="P5" draw:layer="layout" svg:x1="13.798cm" svg:y1="2.498cm" svg:x2="13.798cm" svg:y2="2.998cm">
          <text:p/>
        </draw:line>
        <draw:frame draw:style-name="gr23" draw:text-style-name="P13" draw:layer="layout" svg:width="1.031cm" svg:height="0.761cm" svg:x="13.698cm" svg:y="2.497cm">
          <draw:text-box>
            <text:p><text:span text:style-name="T8">L-LD</text:span></text:p>
          </draw:text-box>
        </draw:frame>
        <draw:frame draw:style-name="gr24" draw:text-style-name="P14" draw:layer="layout" svg:width="0.714cm" svg:height="0.706cm" svg:x="13.298cm" svg:y="2.497cm">
          <draw:text-box>
            <text:p><text:span text:style-name="T9">ID</text:span></text:p>
          </draw:text-box>
        </draw:frame>
        <draw:line draw:style-name="gr16" draw:text-style-name="P5" draw:layer="layout" svg:x1="17.098cm" svg:y1="5.698cm" svg:x2="17.798cm" svg:y2="5.698cm">
          <text:p/>
        </draw:line>
        <draw:frame draw:style-name="gr21" draw:text-style-name="P14" draw:layer="layout" svg:width="0.781cm" svg:height="0.706cm" svg:x="17.098cm" svg:y="5.598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16.899cm" svg:y="5.197cm">
          <draw:text-box>
            <text:p><text:span text:style-name="T8">LD-MP</text:span></text:p>
          </draw:text-box>
        </draw:frame>
        <draw:custom-shape draw:style-name="gr2" draw:text-style-name="P12" xml:id="id1" draw:id="id1" draw:layer="layout" svg:width="2.601cm" svg:height="1.001cm" svg:x="8.998cm" svg:y="13.699cm">
          <text:p text:style-name="P2"><text:span text:style-name="T7">Prove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098cm" svg:y="13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14.202cm" svg:x2="5.998cm" svg:y2="14.202cm">
          <text:p/>
        </draw:line>
        <draw:line draw:style-name="gr4" draw:text-style-name="P5" draw:layer="layout" svg:x1="8.998cm" svg:y1="14.202cm" svg:x2="7.398cm" svg:y2="14.203cm">
          <text:p/>
        </draw:line>
        <draw:frame draw:style-name="gr5" draw:text-style-name="P6" draw:layer="layout" svg:width="0.942cm" svg:height="0.822cm" svg:x="6.299cm" svg:y="12.848cm">
          <draw:text-box>
            <text:p><text:span text:style-name="T4">1:N</text:span></text:p>
          </draw:text-box>
        </draw:frame>
        <draw:frame draw:style-name="gr6" draw:text-style-name="P6" draw:layer="layout" svg:width="1.129cm" svg:height="0.822cm" svg:x="4.8cm" svg:y="13.503cm">
          <draw:text-box>
            <text:p><text:span text:style-name="T4">(0,N)</text:span></text:p>
          </draw:text-box>
        </draw:frame>
        <draw:frame draw:style-name="gr6" draw:text-style-name="P6" draw:layer="layout" svg:width="1.129cm" svg:height="0.822cm" svg:x="7.499cm" svg:y="13.503cm">
          <draw:text-box>
            <text:p><text:span text:style-name="T4">(1,1)</text:span></text:p>
          </draw:text-box>
        </draw:frame>
        <draw:frame draw:style-name="gr17" draw:text-style-name="P6" draw:layer="layout" svg:width="2.585cm" svg:height="0.822cm" svg:x="4.398cm" svg:y="14.647cm">
          <draw:text-box>
            <text:p><text:span text:style-name="T4">posee</text:span></text:p>
          </draw:text-box>
        </draw:frame>
        <draw:frame draw:style-name="gr26" draw:text-style-name="P6" draw:layer="layout" svg:width="2.085cm" svg:height="0.822cm" svg:x="6.998cm" svg:y="14.647cm">
          <draw:text-box>
            <text:p><text:span text:style-name="T4">trabaja_para</text:span></text:p>
          </draw:text-box>
        </draw:frame>
        <draw:custom-shape draw:style-name="gr3" draw:text-style-name="P9" draw:layer="layout" svg:width="1.3cm" svg:height="1.101cm" svg:x="9.579cm" svg:y="16.398cm">
          <text:p text:style-name="P2"><text:span text:style-name="T10">P-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279cm" svg:y1="19.298cm" svg:x2="10.279cm" svg:y2="17.698cm">
          <text:p/>
        </draw:line>
        <draw:frame draw:style-name="gr13" draw:text-style-name="P6" draw:layer="layout" svg:width="0.989cm" svg:height="0.822cm" svg:x="10.779cm" svg:y="16.645cm">
          <draw:text-box>
            <text:p><text:span text:style-name="T4">N:N</text:span></text:p>
          </draw:text-box>
        </draw:frame>
        <draw:line draw:style-name="gr4" draw:text-style-name="P5" draw:layer="layout" svg:x1="10.278cm" svg:y1="14.697cm" svg:x2="10.278cm" svg:y2="16.297cm">
          <text:p/>
        </draw:line>
        <draw:frame draw:style-name="gr6" draw:text-style-name="P6" draw:layer="layout" svg:width="1.129cm" svg:height="0.822cm" svg:x="8.95cm" svg:y="17.8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10.379cm" svg:y="17.799cm">
          <draw:text-box>
            <text:p><text:span text:style-name="T4">provee</text:span></text:p>
          </draw:text-box>
        </draw:frame>
        <draw:frame draw:style-name="gr6" draw:text-style-name="P6" draw:layer="layout" svg:width="1.129cm" svg:height="0.822cm" svg:x="8.897cm" svg:y="15.398cm">
          <draw:text-box>
            <text:p><text:span text:style-name="T4">(1,N)</text:span></text:p>
          </draw:text-box>
        </draw:frame>
        <draw:frame draw:style-name="gr27" draw:text-style-name="P6" draw:layer="layout" svg:width="2.043cm" svg:height="0.822cm" svg:x="10.607cm" svg:y="15.398cm">
          <draw:text-box>
            <text:p><text:span text:style-name="T4">es_proveida</text:span></text:p>
          </draw:text-box>
        </draw:frame>
        <draw:custom-shape draw:style-name="gr2" draw:text-style-name="P11" draw:layer="layout" svg:width="2.601cm" svg:height="1.001cm" svg:x="8.978cm" svg:y="19.298cm">
          <text:p text:style-name="P2"><text:span text:style-name="T6">MateriaPrim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3cm" svg:height="1.101cm" svg:x="16.598cm" svg:y="16.597cm">
          <text:p text:style-name="P2"><text:span text:style-name="T3">P-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0.942cm" svg:height="0.822cm" svg:x="18.056cm" svg:y="16.798cm">
          <draw:text-box>
            <text:p><text:span text:style-name="T4">1:N</text:span></text:p>
          </draw:text-box>
        </draw:frame>
        <draw:line draw:style-name="gr4" draw:text-style-name="P5" draw:layer="layout" svg:x1="17.297cm" svg:y1="19.297cm" svg:x2="17.297cm" svg:y2="17.697cm">
          <text:p/>
        </draw:line>
        <draw:frame draw:style-name="gr8" draw:text-style-name="P6" draw:layer="layout" svg:width="1.082cm" svg:height="0.822cm" svg:x="11.999cm" svg:y="13.5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7.569cm" svg:y="18.197cm">
          <draw:text-box>
            <text:p><text:span text:style-name="T4">(1,N)</text:span></text:p>
          </draw:text-box>
        </draw:frame>
        <draw:frame draw:style-name="gr28" draw:text-style-name="P6" draw:layer="layout" svg:width="1.95cm" svg:height="0.822cm" svg:x="15.226cm" svg:y="17.933cm">
          <draw:text-box>
            <text:p><text:span text:style-name="T4">se_realizan</text:span></text:p>
          </draw:text-box>
        </draw:frame>
        <draw:custom-shape draw:style-name="gr12" draw:text-style-name="P10" draw:layer="layout" svg:width="2.801cm" svg:height="1.2cm" svg:x="1.598cm" svg:y="13.5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.601cm" svg:height="1.001cm" svg:x="1.699cm" svg:y="13.695cm">
          <text:p text:style-name="P2"><text:span text:style-name="T11">Comercial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2cm" svg:height="0.822cm" svg:x="11.799cm" svg:y="14.647cm">
          <draw:text-box>
            <text:p><text:span text:style-name="T4">es_realizada_a</text:span></text:p>
          </draw:text-box>
        </draw:frame>
        <draw:line draw:style-name="gr16" draw:text-style-name="P5" draw:layer="layout" svg:x1="6.898cm" svg:y1="13.899cm" svg:x2="6.898cm" svg:y2="14.399cm">
          <text:p/>
        </draw:line>
        <draw:frame draw:style-name="gr29" draw:text-style-name="P13" draw:layer="layout" svg:width="0.925cm" svg:height="0.761cm" svg:x="6.098cm" svg:y="13.899cm">
          <draw:text-box>
            <text:p><text:span text:style-name="T8">P-C</text:span></text:p>
          </draw:text-box>
        </draw:frame>
        <draw:frame draw:style-name="gr24" draw:text-style-name="P14" draw:layer="layout" svg:width="0.714cm" svg:height="0.706cm" svg:x="6.798cm" svg:y="13.899cm">
          <draw:text-box>
            <text:p><text:span text:style-name="T9">ID</text:span></text:p>
          </draw:text-box>
        </draw:frame>
        <draw:custom-shape draw:style-name="gr3" draw:text-style-name="P4" draw:layer="layout" svg:width="1.3cm" svg:height="1.101cm" svg:x="13.3cm" svg:y="19.201cm">
          <text:p text:style-name="P2"><text:span text:style-name="T3">MP-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6cm" svg:y1="19.801cm" svg:x2="13.2cm" svg:y2="19.801cm">
          <text:p/>
        </draw:line>
        <draw:line draw:style-name="gr4" draw:text-style-name="P5" draw:layer="layout" svg:x1="16.2cm" svg:y1="19.801cm" svg:x2="14.6cm" svg:y2="19.802cm">
          <text:p/>
        </draw:line>
        <draw:custom-shape draw:style-name="gr2" draw:text-style-name="P15" draw:layer="layout" svg:width="2.601cm" svg:height="1.001cm" svg:x="16.08cm" svg:y="19.3cm">
          <text:p text:style-name="P2"><text:span text:style-name="T11">Compra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3.5cm" svg:y="18.648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12cm" svg:y="19.3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7cm" svg:y="19.302cm">
          <draw:text-box>
            <text:p><text:span text:style-name="T4">(1,N)</text:span></text:p>
          </draw:text-box>
        </draw:frame>
        <draw:frame draw:style-name="gr22" draw:text-style-name="P6" draw:layer="layout" svg:width="1.759cm" svg:height="0.822cm" svg:x="14.3cm" svg:y="20.148cm">
          <draw:text-box>
            <text:p><text:span text:style-name="T4">pertenece</text:span></text:p>
          </draw:text-box>
        </draw:frame>
        <draw:frame draw:style-name="gr17" draw:text-style-name="P6" draw:layer="layout" svg:width="2.585cm" svg:height="0.822cm" svg:x="11.599cm" svg:y="20.148cm">
          <draw:text-box>
            <text:p><text:span text:style-name="T4">esta_compuesta</text:span></text:p>
          </draw:text-box>
        </draw:frame>
        <draw:connector draw:style-name="gr30" draw:text-style-name="P2" draw:layer="layout" svg:x1="11.599cm" svg:y1="14.199cm" svg:x2="17.248cm" svg:y2="16.597cm" draw:start-shape="id1" draw:start-glue-point="1" draw:end-shape="id2" draw:end-glue-point="4" svg:d="M11599 14199h5649v2398" svg:viewBox="0 0 5650 2399">
          <text:p/>
        </draw:connector>
        <draw:custom-shape draw:style-name="gr12" draw:text-style-name="P10" draw:layer="layout" svg:width="2.801cm" svg:height="1.2cm" svg:x="12.199cm" svg:y="21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2.601cm" svg:height="1.001cm" svg:x="12.3cm" svg:y="22.097cm">
          <text:p text:style-name="P2"><text:span text:style-name="T12">St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6.598cm" svg:y="22.0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398cm" svg:y1="22.299cm" svg:x2="17.398cm" svg:y2="22.799cm">
          <text:p/>
        </draw:line>
        <draw:frame draw:style-name="gr29" draw:text-style-name="P13" draw:layer="layout" svg:width="0.925cm" svg:height="0.761cm" svg:x="16.598cm" svg:y="22.3cm">
          <draw:text-box>
            <text:p><text:span text:style-name="T8">C-S</text:span></text:p>
          </draw:text-box>
        </draw:frame>
        <draw:frame draw:style-name="gr21" draw:text-style-name="P14" draw:layer="layout" svg:width="0.781cm" svg:height="0.706cm" svg:x="17.198cm" svg:y="22.3cm">
          <draw:text-box>
            <text:p><text:span text:style-name="T9">EX</text:span></text:p>
          </draw:text-box>
        </draw:frame>
        <draw:line draw:style-name="gr4" draw:text-style-name="P5" draw:layer="layout" svg:x1="17.278cm" svg:y1="20.298cm" svg:x2="17.278cm" svg:y2="21.898cm">
          <text:p/>
        </draw:line>
        <draw:line draw:style-name="gr4" draw:text-style-name="P5" draw:layer="layout" svg:x1="15.001cm" svg:y1="22.602cm" svg:x2="16.601cm" svg:y2="22.602cm">
          <text:p/>
        </draw:line>
        <draw:frame draw:style-name="gr8" draw:text-style-name="P6" draw:layer="layout" svg:width="1.082cm" svg:height="0.822cm" svg:x="15.4cm" svg:y="22.0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6.201cm" svg:y="20.603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7.7cm" svg:y="22.247cm">
          <draw:text-box>
            <text:p><text:span text:style-name="T4">N:1</text:span></text:p>
          </draw:text-box>
        </draw:frame>
        <draw:frame draw:style-name="gr31" draw:text-style-name="P6" draw:layer="layout" svg:width="2.073cm" svg:height="0.822cm" svg:x="15.2cm" svg:y="23.148cm">
          <draw:text-box>
            <text:p><text:span text:style-name="T4">pertenece_a</text:span></text:p>
          </draw:text-box>
        </draw:frame>
        <draw:frame draw:style-name="gr17" draw:text-style-name="P6" draw:layer="layout" svg:width="2.585cm" svg:height="0.822cm" svg:x="17.101cm" svg:y="20.648cm">
          <draw:text-box>
            <text:p><text:span text:style-name="T4">esta_compuesto</text:span></text:p>
          </draw:text-box>
        </draw:frame>
      </draw:page>
      <draw:page draw:name="page4" draw:style-name="dp1" draw:master-page-name="Predeterminado">
        <draw:custom-shape draw:style-name="gr2" draw:text-style-name="P12" draw:layer="layout" svg:width="2.601cm" svg:height="1.001cm" svg:x="1.798cm" svg:y="8.101cm">
          <text:p text:style-name="P2"><text:span text:style-name="T7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9cm">
          <text:p text:style-name="P2"><text:span text:style-name="T1">Factur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098cm" svg:y="8.001cm">
          <text:p text:style-name="P2"><text:span text:style-name="T3">C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3cm" svg:x2="5.998cm" svg:y2="8.603cm">
          <text:p/>
        </draw:line>
        <draw:line draw:style-name="gr4" draw:text-style-name="P5" draw:layer="layout" svg:x1="8.998cm" svg:y1="8.603cm" svg:x2="7.398cm" svg:y2="8.604cm">
          <text:p/>
        </draw:line>
        <draw:frame draw:style-name="gr5" draw:text-style-name="P6" draw:layer="layout" svg:width="0.942cm" svg:height="0.822cm" svg:x="6.299cm" svg:y="7.247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7.9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3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4.398cm" svg:y="9.048cm">
          <draw:text-box>
            <text:p><text:span text:style-name="T4">es_facturada</text:span></text:p>
          </draw:text-box>
        </draw:frame>
        <draw:frame draw:style-name="gr18" draw:text-style-name="P6" draw:layer="layout" svg:width="1.666cm" svg:height="0.822cm" svg:x="7.198cm" svg:y="9.048cm">
          <draw:text-box>
            <text:p><text:span text:style-name="T4">posee</text:span></text:p>
          </draw:text-box>
        </draw:frame>
        <draw:custom-shape draw:style-name="gr10" draw:text-style-name="P9" draw:layer="layout" svg:width="1.3cm" svg:height="1.101cm" svg:x="16.801cm" svg:y="10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401cm" svg:y1="13.698cm" svg:x2="17.401cm" svg:y2="12.098cm">
          <text:p/>
        </draw:line>
        <draw:frame draw:style-name="gr5" draw:text-style-name="P6" draw:layer="layout" svg:width="0.942cm" svg:height="0.822cm" svg:x="17.979cm" svg:y="11.045cm">
          <draw:text-box>
            <text:p><text:span text:style-name="T4">N:1</text:span></text:p>
          </draw:text-box>
        </draw:frame>
        <draw:line draw:style-name="gr4" draw:text-style-name="P5" draw:layer="layout" svg:x1="17.4cm" svg:y1="9.097cm" svg:x2="17.4cm" svg:y2="10.697cm">
          <text:p/>
        </draw:line>
        <draw:frame draw:style-name="gr6" draw:text-style-name="P6" draw:layer="layout" svg:width="1.129cm" svg:height="0.822cm" svg:x="16.15cm" svg:y="12.2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997cm" svg:y="9.798cm">
          <draw:text-box>
            <text:p><text:span text:style-name="T4">(1,N)</text:span></text:p>
          </draw:text-box>
        </draw:frame>
        <draw:frame draw:style-name="gr22" draw:text-style-name="P6" draw:layer="layout" svg:width="1.759cm" svg:height="0.822cm" svg:x="17.407cm" svg:y="9.798cm">
          <draw:text-box>
            <text:p><text:span text:style-name="T4">pertenece</text:span></text:p>
          </draw:text-box>
        </draw:frame>
        <draw:custom-shape draw:style-name="gr2" draw:text-style-name="P8" draw:layer="layout" svg:width="2.601cm" svg:height="1.001cm" svg:x="16.1cm" svg:y="13.699cm">
          <text:p text:style-name="P2"><text:span text:style-name="T5">Articulo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3.299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8.601cm" svg:x2="13.199cm" svg:y2="8.601cm">
          <text:p/>
        </draw:line>
        <draw:frame draw:style-name="gr5" draw:text-style-name="P6" draw:layer="layout" svg:width="0.942cm" svg:height="0.822cm" svg:x="13.499cm" svg:y="7.247cm">
          <draw:text-box>
            <text:p><text:span text:style-name="T4">1:N</text:span></text:p>
          </draw:text-box>
        </draw:frame>
        <draw:line draw:style-name="gr4" draw:text-style-name="P5" draw:layer="layout" svg:x1="16.199cm" svg:y1="8.601cm" svg:x2="14.599cm" svg:y2="8.602cm">
          <text:p/>
        </draw:line>
        <draw:frame draw:style-name="gr8" draw:text-style-name="P6" draw:layer="layout" svg:width="1.082cm" svg:height="0.822cm" svg:x="11.999cm" svg:y="7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7.902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9.048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6.199cm" svg:y="7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8.097cm">
          <text:p text:style-name="P2"><text:span text:style-name="T6">FacturaDetalle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11.799cm" svg:y="9.048cm">
          <draw:text-box>
            <text:p><text:span text:style-name="T4">pertenece</text:span></text:p>
          </draw:text-box>
        </draw:frame>
        <draw:line draw:style-name="gr16" draw:text-style-name="P5" draw:layer="layout" svg:x1="13.798cm" svg:y1="8.299cm" svg:x2="13.798cm" svg:y2="8.799cm">
          <text:p/>
        </draw:line>
        <draw:frame draw:style-name="gr32" draw:text-style-name="P13" draw:layer="layout" svg:width="1.057cm" svg:height="0.761cm" svg:x="13.698cm" svg:y="8.298cm">
          <draw:text-box>
            <text:p><text:span text:style-name="T8">F-FD</text:span></text:p>
          </draw:text-box>
        </draw:frame>
        <draw:frame draw:style-name="gr24" draw:text-style-name="P14" draw:layer="layout" svg:width="0.714cm" svg:height="0.706cm" svg:x="13.298cm" svg:y="8.298cm">
          <draw:text-box>
            <text:p><text:span text:style-name="T9">ID</text:span></text:p>
          </draw:text-box>
        </draw:frame>
        <draw:line draw:style-name="gr16" draw:text-style-name="P5" draw:layer="layout" svg:x1="17.098cm" svg:y1="11.499cm" svg:x2="17.798cm" svg:y2="11.499cm">
          <text:p/>
        </draw:line>
        <draw:frame draw:style-name="gr21" draw:text-style-name="P14" draw:layer="layout" svg:width="0.781cm" svg:height="0.706cm" svg:x="17.098cm" svg:y="11.399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16.899cm" svg:y="10.998cm">
          <draw:text-box>
            <text:p><text:span text:style-name="T8">FD-A</text:span></text:p>
          </draw:text-box>
        </draw:frame>
        <draw:frame draw:style-name="gr17" draw:text-style-name="P6" draw:layer="layout" svg:width="2.585cm" svg:height="0.822cm" svg:x="17.308cm" svg:y="12.298cm">
          <draw:text-box>
            <text:p><text:span text:style-name="T4">esta_compuesto</text:span></text:p>
          </draw:text-box>
        </draw:frame>
        <draw:custom-shape draw:style-name="gr3" draw:text-style-name="P9" draw:layer="layout" svg:width="1.3cm" svg:height="1.101cm" svg:x="9.501cm" svg:y="10.798cm">
          <text:p text:style-name="P2"><text:span text:style-name="T10">F-T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1cm" svg:y1="13.699cm" svg:x2="10.101cm" svg:y2="12.099cm">
          <text:p/>
        </draw:line>
        <draw:line draw:style-name="gr4" draw:text-style-name="P5" draw:layer="layout" svg:x1="10.1cm" svg:y1="9.098cm" svg:x2="10.1cm" svg:y2="10.698cm">
          <text:p/>
        </draw:line>
        <draw:custom-shape draw:style-name="gr2" draw:text-style-name="P8" draw:layer="layout" svg:width="2.601cm" svg:height="1.001cm" svg:x="8.799cm" svg:y="13.7cm">
          <text:p text:style-name="P2"><text:span text:style-name="T5">Tipo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0.679cm" svg:y="11.046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8.85cm" svg:y="12.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7cm" svg:y="9.79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10.199cm" svg:y="12.377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10.199cm" svg:y="9.699cm">
          <draw:text-box>
            <text:p><text:span text:style-name="T4">pertenece</text:span></text:p>
          </draw:text-box>
        </draw:frame>
        <draw:custom-shape draw:style-name="gr14" draw:text-style-name="P10" draw:layer="layout" svg:width="0.601cm" svg:height="0.701cm" svg:x="8.1cm" svg:y="10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8.1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499cm" svg:y1="11.299cm" svg:x2="8.799cm" svg:y2="10.899cm">
          <text:p/>
        </draw:line>
        <draw:line draw:style-name="gr16" draw:text-style-name="P5" draw:layer="layout" svg:x1="9.499cm" svg:y1="11.299cm" svg:x2="8.799cm" svg:y2="11.799cm">
          <text:p/>
        </draw:line>
        <draw:frame draw:style-name="gr34" draw:text-style-name="P6" draw:layer="layout" svg:width="1.459cm" svg:height="0.722cm" svg:x="6.799cm" svg:y="10.577cm">
          <draw:text-box>
            <text:p><text:span text:style-name="T4">recargo</text:span></text:p>
          </draw:text-box>
        </draw:frame>
        <draw:frame draw:style-name="gr33" draw:text-style-name="P6" draw:layer="layout" svg:width="1.272cm" svg:height="0.722cm" svg:x="7.299cm" svg:y="11.577cm">
          <draw:text-box>
            <text:p><text:span text:style-name="T4">iva</text:span></text:p>
          </draw:text-box>
        </draw:frame>
        <draw:custom-shape draw:style-name="gr14" draw:text-style-name="P10" draw:layer="layout" svg:width="0.601cm" svg:height="0.701cm" svg:x="15.401cm" svg:y="10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8cm" svg:y1="11.299cm" svg:x2="16.1cm" svg:y2="10.899cm">
          <text:p/>
        </draw:line>
        <draw:frame draw:style-name="gr34" draw:text-style-name="P6" draw:layer="layout" svg:width="1.459cm" svg:height="0.722cm" svg:x="14.1cm" svg:y="10.577cm">
          <draw:text-box>
            <text:p><text:span text:style-name="T4">lote</text:span></text:p>
          </draw:text-box>
        </draw:frame>
        <draw:custom-shape draw:style-name="gr2" draw:text-style-name="P12" draw:layer="layout" svg:width="2.601cm" svg:height="1.001cm" svg:x="8.799cm" svg:y="2.399cm">
          <text:p text:style-name="P2"><text:span text:style-name="T7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9.499cm" svg:y="5.201cm">
          <text:p text:style-name="P2"><text:span text:style-name="T3">V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2cm" svg:y1="8.1cm" svg:x2="10.102cm" svg:y2="6.5cm">
          <text:p/>
        </draw:line>
        <draw:line draw:style-name="gr4" draw:text-style-name="P5" draw:layer="layout" svg:x1="10.101cm" svg:y1="3.499cm" svg:x2="10.101cm" svg:y2="5.099cm">
          <text:p/>
        </draw:line>
        <draw:frame draw:style-name="gr6" draw:text-style-name="P6" draw:layer="layout" svg:width="1.129cm" svg:height="0.822cm" svg:x="8.651cm" svg:y="3.7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8cm" svg:y="6.599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0.78cm" svg:y="5.546cm">
          <draw:text-box>
            <text:p><text:span text:style-name="T4">N:1</text:span></text:p>
          </draw:text-box>
        </draw:frame>
        <draw:frame draw:style-name="gr33" draw:text-style-name="P6" draw:layer="layout" svg:width="1.336cm" svg:height="0.722cm" svg:x="10.3cm" svg:y="6.877cm">
          <draw:text-box>
            <text:p><text:span text:style-name="T4">realiza</text:span></text:p>
          </draw:text-box>
        </draw:frame>
        <draw:frame draw:style-name="gr22" draw:text-style-name="P6" draw:layer="layout" svg:width="2.669cm" svg:height="0.822cm" svg:x="10.3cm" svg:y="4.199cm">
          <draw:text-box>
            <text:p><text:span text:style-name="T4">es_realizada_por</text:span></text:p>
          </draw:text-box>
        </draw:frame>
      </draw:page>
      <draw:page draw:name="page5" draw:style-name="dp1" draw:master-page-name="Predeterminado">
        <draw:custom-shape draw:style-name="gr2" draw:text-style-name="P12" draw:layer="layout" svg:width="2.601cm" svg:height="1.001cm" svg:x="1.798cm" svg:y="8.1cm">
          <text:p text:style-name="P2"><text:span text:style-name="T7">Clie</text:span><text:span text:style-name="T7">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8cm">
          <text:p text:style-name="P2"><text:span text:style-name="T1">Al</text:span><text:span text:style-name="T1">b</text:span><text:span text:style-name="T1">ar</text:span><text:span text:style-name="T1">a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098cm" svg:y="8cm">
          <text:p text:style-name="P2"><text:span text:style-name="T3">C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2cm" svg:x2="5.998cm" svg:y2="8.602cm">
          <text:p/>
        </draw:line>
        <draw:line draw:style-name="gr4" draw:text-style-name="P5" draw:layer="layout" svg:x1="8.998cm" svg:y1="8.602cm" svg:x2="7.398cm" svg:y2="8.603cm">
          <text:p/>
        </draw:line>
        <draw:frame draw:style-name="gr5" draw:text-style-name="P6" draw:layer="layout" svg:width="0.942cm" svg:height="0.822cm" svg:x="6.299cm" svg:y="7.246cm">
          <draw:text-box>
            <text:p><text:span text:style-name="T4">1:</text:span><text:span text:style-name="T4">N</text:span></text:p>
          </draw:text-box>
        </draw:frame>
        <draw:frame draw:style-name="gr8" draw:text-style-name="P6" draw:layer="layout" svg:width="1.082cm" svg:height="0.822cm" svg:x="4.8cm" svg:y="7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2cm">
          <draw:text-box>
            <text:p><text:span text:style-name="T4">(1,</text:span><text:span text:style-name="T4">N)</text:span></text:p>
          </draw:text-box>
        </draw:frame>
        <draw:frame draw:style-name="gr17" draw:text-style-name="P6" draw:layer="layout" svg:width="2.585cm" svg:height="0.822cm" svg:x="4.398cm" svg:y="9.047cm">
          <draw:text-box>
            <text:p><text:span text:style-name="T4">e</text:span><text:span text:style-name="T4">s</text:span><text:span text:style-name="T4">_f</text:span><text:span text:style-name="T4">a</text:span><text:span text:style-name="T4">ct</text:span><text:span text:style-name="T4">ur</text:span><text:span text:style-name="T4">a</text:span><text:span text:style-name="T4">d</text:span><text:span text:style-name="T4">a</text:span></text:p>
          </draw:text-box>
        </draw:frame>
        <draw:frame draw:style-name="gr18" draw:text-style-name="P6" draw:layer="layout" svg:width="1.666cm" svg:height="0.822cm" svg:x="7.198cm" svg:y="9.047cm">
          <draw:text-box>
            <text:p><text:span text:style-name="T4">p</text:span><text:span text:style-name="T4">o</text:span><text:span text:style-name="T4">s</text:span><text:span text:style-name="T4">e</text:span><text:span text:style-name="T4">e</text:span></text:p>
          </draw:text-box>
        </draw:frame>
        <draw:custom-shape draw:style-name="gr10" draw:text-style-name="P9" draw:layer="layout" svg:width="1.3cm" svg:height="1.101cm" svg:x="16.801cm" svg:y="10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401cm" svg:y1="13.697cm" svg:x2="17.401cm" svg:y2="12.097cm">
          <text:p/>
        </draw:line>
        <draw:frame draw:style-name="gr5" draw:text-style-name="P6" draw:layer="layout" svg:width="0.942cm" svg:height="0.822cm" svg:x="17.979cm" svg:y="11.044cm">
          <draw:text-box>
            <text:p><text:span text:style-name="T4">N:1</text:span></text:p>
          </draw:text-box>
        </draw:frame>
        <draw:line draw:style-name="gr4" draw:text-style-name="P5" draw:layer="layout" svg:x1="17.4cm" svg:y1="9.096cm" svg:x2="17.4cm" svg:y2="10.696cm">
          <text:p/>
        </draw:line>
        <draw:frame draw:style-name="gr6" draw:text-style-name="P6" draw:layer="layout" svg:width="1.129cm" svg:height="0.822cm" svg:x="16.15cm" svg:y="12.298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997cm" svg:y="9.797cm">
          <draw:text-box>
            <text:p><text:span text:style-name="T4">(1,N</text:span><text:span text:style-name="T4">)</text:span></text:p>
          </draw:text-box>
        </draw:frame>
        <draw:frame draw:style-name="gr22" draw:text-style-name="P6" draw:layer="layout" svg:width="1.759cm" svg:height="0.822cm" svg:x="17.407cm" svg:y="9.797cm">
          <draw:text-box>
            <text:p><text:span text:style-name="T4">pert</text:span><text:span text:style-name="T4">ene</text:span><text:span text:style-name="T4">ce</text:span></text:p>
          </draw:text-box>
        </draw:frame>
        <draw:custom-shape draw:style-name="gr2" draw:text-style-name="P8" draw:layer="layout" svg:width="2.601cm" svg:height="1.001cm" svg:x="16.1cm" svg:y="13.698cm">
          <text:p text:style-name="P2"><text:span text:style-name="T5">A</text:span><text:span text:style-name="T5">rti</text:span><text:span text:style-name="T5">c</text:span><text:span text:style-name="T5">ul</text:span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3.299cm" svg:y="7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8.6cm" svg:x2="13.199cm" svg:y2="8.6cm">
          <text:p/>
        </draw:line>
        <draw:frame draw:style-name="gr5" draw:text-style-name="P6" draw:layer="layout" svg:width="0.942cm" svg:height="0.822cm" svg:x="13.499cm" svg:y="7.246cm">
          <draw:text-box>
            <text:p><text:span text:style-name="T4">1:N</text:span></text:p>
          </draw:text-box>
        </draw:frame>
        <draw:line draw:style-name="gr4" draw:text-style-name="P5" draw:layer="layout" svg:x1="16.199cm" svg:y1="8.6cm" svg:x2="14.599cm" svg:y2="8.601cm">
          <text:p/>
        </draw:line>
        <draw:frame draw:style-name="gr8" draw:text-style-name="P6" draw:layer="layout" svg:width="1.082cm" svg:height="0.822cm" svg:x="11.999cm" svg:y="7.9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7.901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9.047cm">
          <draw:text-box>
            <text:p><text:span text:style-name="T4">pos</text:span><text:span text:style-name="T4">ee</text:span></text:p>
          </draw:text-box>
        </draw:frame>
        <draw:custom-shape draw:style-name="gr12" draw:text-style-name="P10" draw:layer="layout" svg:width="2.801cm" svg:height="1.2cm" svg:x="16.199cm" svg:y="7.9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8.096cm">
          <text:p text:style-name="P2"><text:span text:style-name="T6">Albara</text:span><text:span text:style-name="T6">nDetall</text:span><text:span text:style-name="T6">e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11.799cm" svg:y="9.047cm">
          <draw:text-box>
            <text:p><text:span text:style-name="T4">p</text:span><text:span text:style-name="T4">er</text:span><text:span text:style-name="T4">te</text:span><text:span text:style-name="T4">n</text:span><text:span text:style-name="T4">e</text:span><text:span text:style-name="T4">c</text:span><text:span text:style-name="T4">e</text:span></text:p>
          </draw:text-box>
        </draw:frame>
        <draw:line draw:style-name="gr16" draw:text-style-name="P5" draw:layer="layout" svg:x1="13.798cm" svg:y1="8.298cm" svg:x2="13.798cm" svg:y2="8.798cm">
          <text:p/>
        </draw:line>
        <draw:frame draw:style-name="gr32" draw:text-style-name="P13" draw:layer="layout" svg:width="1.09cm" svg:height="0.761cm" svg:x="13.698cm" svg:y="8.297cm">
          <draw:text-box>
            <text:p><text:span text:style-name="T8">A-AD</text:span></text:p>
          </draw:text-box>
        </draw:frame>
        <draw:frame draw:style-name="gr24" draw:text-style-name="P14" draw:layer="layout" svg:width="0.714cm" svg:height="0.706cm" svg:x="13.298cm" svg:y="8.297cm">
          <draw:text-box>
            <text:p><text:span text:style-name="T9">ID</text:span></text:p>
          </draw:text-box>
        </draw:frame>
        <draw:line draw:style-name="gr16" draw:text-style-name="P5" draw:layer="layout" svg:x1="17.098cm" svg:y1="11.498cm" svg:x2="17.798cm" svg:y2="11.498cm">
          <text:p/>
        </draw:line>
        <draw:frame draw:style-name="gr21" draw:text-style-name="P14" draw:layer="layout" svg:width="0.781cm" svg:height="0.706cm" svg:x="17.098cm" svg:y="11.398cm">
          <draw:text-box>
            <text:p><text:span text:style-name="T9">E</text:span><text:span text:style-name="T9">X</text:span></text:p>
          </draw:text-box>
        </draw:frame>
        <draw:frame draw:style-name="gr25" draw:text-style-name="P13" draw:layer="layout" svg:width="1.264cm" svg:height="0.761cm" svg:x="16.899cm" svg:y="10.997cm">
          <draw:text-box>
            <text:p><text:span text:style-name="T8">AD-A</text:span></text:p>
          </draw:text-box>
        </draw:frame>
        <draw:frame draw:style-name="gr17" draw:text-style-name="P6" draw:layer="layout" svg:width="2.585cm" svg:height="0.822cm" svg:x="17.308cm" svg:y="12.297cm">
          <draw:text-box>
            <text:p><text:span text:style-name="T4">esta_compuesto</text:span></text:p>
          </draw:text-box>
        </draw:frame>
        <draw:custom-shape draw:style-name="gr3" draw:text-style-name="P9" draw:layer="layout" svg:width="1.3cm" svg:height="1.101cm" svg:x="9.501cm" svg:y="10.797cm">
          <text:p text:style-name="P2"><text:span text:style-name="T10">A-T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1cm" svg:y1="13.698cm" svg:x2="10.101cm" svg:y2="12.098cm">
          <text:p/>
        </draw:line>
        <draw:line draw:style-name="gr4" draw:text-style-name="P5" draw:layer="layout" svg:x1="10.1cm" svg:y1="9.097cm" svg:x2="10.1cm" svg:y2="10.697cm">
          <text:p/>
        </draw:line>
        <draw:custom-shape draw:style-name="gr2" draw:text-style-name="P8" draw:layer="layout" svg:width="2.601cm" svg:height="1.001cm" svg:x="8.799cm" svg:y="13.699cm">
          <text:p text:style-name="P2"><text:span text:style-name="T5">Tipo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0.679cm" svg:y="11.045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8.85cm" svg:y="12.2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7cm" svg:y="9.798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10.199cm" svg:y="12.376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10.199cm" svg:y="9.698cm">
          <draw:text-box>
            <text:p><text:span text:style-name="T4">pertenece</text:span></text:p>
          </draw:text-box>
        </draw:frame>
        <draw:custom-shape draw:style-name="gr14" draw:text-style-name="P10" draw:layer="layout" svg:width="0.601cm" svg:height="0.701cm" svg:x="8.1cm" svg:y="10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8.1cm" svg:y="11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499cm" svg:y1="11.298cm" svg:x2="8.799cm" svg:y2="10.898cm">
          <text:p/>
        </draw:line>
        <draw:line draw:style-name="gr16" draw:text-style-name="P5" draw:layer="layout" svg:x1="9.499cm" svg:y1="11.298cm" svg:x2="8.799cm" svg:y2="11.798cm">
          <text:p/>
        </draw:line>
        <draw:frame draw:style-name="gr34" draw:text-style-name="P6" draw:layer="layout" svg:width="1.459cm" svg:height="0.722cm" svg:x="6.799cm" svg:y="10.576cm">
          <draw:text-box>
            <text:p><text:span text:style-name="T4">recargo</text:span></text:p>
          </draw:text-box>
        </draw:frame>
        <draw:frame draw:style-name="gr33" draw:text-style-name="P6" draw:layer="layout" svg:width="1.272cm" svg:height="0.722cm" svg:x="7.299cm" svg:y="11.576cm">
          <draw:text-box>
            <text:p><text:span text:style-name="T4">iva</text:span></text:p>
          </draw:text-box>
        </draw:frame>
        <draw:custom-shape draw:style-name="gr14" draw:text-style-name="P10" draw:layer="layout" svg:width="0.601cm" svg:height="0.701cm" svg:x="15.401cm" svg:y="10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8cm" svg:y1="11.298cm" svg:x2="16.1cm" svg:y2="10.898cm">
          <text:p/>
        </draw:line>
        <draw:frame draw:style-name="gr34" draw:text-style-name="P6" draw:layer="layout" svg:width="1.459cm" svg:height="0.722cm" svg:x="14.1cm" svg:y="10.576cm">
          <draw:text-box>
            <text:p><text:span text:style-name="T4">lote</text:span></text:p>
          </draw:text-box>
        </draw:frame>
        <draw:custom-shape draw:style-name="gr2" draw:text-style-name="P12" draw:layer="layout" svg:width="2.601cm" svg:height="1.001cm" svg:x="8.799cm" svg:y="2.398cm">
          <text:p text:style-name="P2"><text:span text:style-name="T7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9.499cm" svg:y="5.2cm">
          <text:p text:style-name="P2"><text:span text:style-name="T3">V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2cm" svg:y1="8.099cm" svg:x2="10.102cm" svg:y2="6.499cm">
          <text:p/>
        </draw:line>
        <draw:line draw:style-name="gr4" draw:text-style-name="P5" draw:layer="layout" svg:x1="10.101cm" svg:y1="3.498cm" svg:x2="10.101cm" svg:y2="5.098cm">
          <text:p/>
        </draw:line>
        <draw:frame draw:style-name="gr6" draw:text-style-name="P6" draw:layer="layout" svg:width="1.129cm" svg:height="0.822cm" svg:x="8.651cm" svg:y="3.6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8cm" svg:y="6.598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0.78cm" svg:y="5.545cm">
          <draw:text-box>
            <text:p><text:span text:style-name="T4">N:1</text:span></text:p>
          </draw:text-box>
        </draw:frame>
        <draw:frame draw:style-name="gr33" draw:text-style-name="P6" draw:layer="layout" svg:width="1.336cm" svg:height="0.722cm" svg:x="10.3cm" svg:y="6.876cm">
          <draw:text-box>
            <text:p><text:span text:style-name="T4">realiza</text:span></text:p>
          </draw:text-box>
        </draw:frame>
        <draw:frame draw:style-name="gr22" draw:text-style-name="P6" draw:layer="layout" svg:width="2.669cm" svg:height="0.822cm" svg:x="10.3cm" svg:y="4.198cm">
          <draw:text-box>
            <text:p><text:span text:style-name="T4">es_realizada_por</text:span></text:p>
          </draw:text-box>
        </draw:frame>
      </draw:page>
      <draw:page draw:name="page6" draw:style-name="dp1" draw:master-page-name="Predeterminado">
        <draw:custom-shape draw:style-name="gr10" draw:text-style-name="P4" draw:layer="layout" svg:width="1.3cm" svg:height="1.101cm" svg:x="2.501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7" draw:layer="layout" svg:width="2.601cm" svg:height="1.001cm" svg:x="2.099cm" svg:y="1.699cm">
          <text:p text:style-name="P2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cm" svg:y="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cm" svg:y1="2.201cm" svg:x2="6.3cm" svg:y2="2.201cm">
          <text:p/>
        </draw:line>
        <draw:frame draw:style-name="gr5" draw:text-style-name="P6" draw:layer="layout" svg:width="0.942cm" svg:height="0.822cm" svg:x="6.6cm" svg:y="1.147cm">
          <draw:text-box>
            <text:p><text:span text:style-name="T4">1:N</text:span></text:p>
          </draw:text-box>
        </draw:frame>
        <draw:line draw:style-name="gr4" draw:text-style-name="P5" draw:layer="layout" svg:x1="9.3cm" svg:y1="2.201cm" svg:x2="7.7cm" svg:y2="2.202cm">
          <text:p/>
        </draw:line>
        <draw:frame draw:style-name="gr8" draw:text-style-name="P6" draw:layer="layout" svg:width="1.082cm" svg:height="0.822cm" svg:x="5.1cm" svg:y="1.5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cm" svg:y="1.502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cm" svg:y="2.648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cm" svg:y="1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9.4cm" svg:y="1.697cm">
          <text:p text:style-name="P2"><text:span text:style-name="T6">Cliente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cm" svg:y="2.648cm">
          <draw:text-box>
            <text:p><text:span text:style-name="T4">pertenece</text:span></text:p>
          </draw:text-box>
        </draw:frame>
        <draw:line draw:style-name="gr16" draw:text-style-name="P5" draw:layer="layout" svg:x1="6.899cm" svg:y1="1.899cm" svg:x2="6.899cm" svg:y2="2.399cm">
          <text:p/>
        </draw:line>
        <draw:frame draw:style-name="gr35" draw:text-style-name="P13" draw:layer="layout" svg:width="1.09cm" svg:height="0.761cm" svg:x="6.7cm" svg:y="1.939cm">
          <draw:text-box>
            <text:p><text:span text:style-name="T8">C-CT</text:span></text:p>
          </draw:text-box>
        </draw:frame>
        <draw:frame draw:style-name="gr21" draw:text-style-name="P14" draw:layer="layout" svg:width="0.781cm" svg:height="0.706cm" svg:x="6.299cm" svg:y="1.898cm">
          <draw:text-box>
            <text:p><text:span text:style-name="T9">EX</text:span></text:p>
          </draw:text-box>
        </draw:frame>
        <draw:line draw:style-name="gr4" draw:text-style-name="P5" draw:layer="layout" svg:x1="3.202cm" svg:y1="7.299cm" svg:x2="3.202cm" svg:y2="5.699cm">
          <text:p/>
        </draw:line>
        <draw:line draw:style-name="gr4" draw:text-style-name="P5" draw:layer="layout" svg:x1="3.201cm" svg:y1="2.698cm" svg:x2="3.201cm" svg:y2="4.298cm">
          <text:p/>
        </draw:line>
        <draw:frame draw:style-name="gr5" draw:text-style-name="P6" draw:layer="layout" svg:width="0.942cm" svg:height="0.822cm" svg:x="3.78cm" svg:y="4.646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1.951cm" svg:y="5.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.798cm" svg:y="3.39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3.3cm" svg:y="5.977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3.3cm" svg:y="3.299cm">
          <draw:text-box>
            <text:p><text:span text:style-name="T4">pertenece</text:span></text:p>
          </draw:text-box>
        </draw:frame>
        <draw:line draw:style-name="gr16" draw:text-style-name="P5" draw:layer="layout" svg:x1="2.799cm" svg:y1="4.8cm" svg:x2="3.499cm" svg:y2="4.8cm">
          <text:p/>
        </draw:line>
        <draw:frame draw:style-name="gr36" draw:text-style-name="P14" draw:layer="layout" svg:width="0.781cm" svg:height="0.5cm" svg:x="2.799cm" svg:y="4.4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2.5cm" svg:y="4.8cm">
          <draw:text-box>
            <text:p><text:span text:style-name="T8">C-CF</text:span></text:p>
          </draw:text-box>
        </draw:frame>
        <draw:custom-shape draw:style-name="gr12" draw:text-style-name="P10" draw:layer="layout" svg:width="2.801cm" svg:height="1.2cm" svg:x="1.8cm" svg:y="7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.9cm" svg:y="7.397cm">
          <text:p text:style-name="P2"><text:span text:style-name="T6">ClienteFa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2.502cm" svg:y="12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5" draw:layer="layout" svg:width="2.601cm" svg:height="1.001cm" svg:x="2.1cm" svg:y="10.2cm">
          <text:p text:style-name="P2"><text:span text:style-name="T11">Prove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01cm" svg:y="10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01cm" svg:y1="10.702cm" svg:x2="6.301cm" svg:y2="10.702cm">
          <text:p/>
        </draw:line>
        <draw:frame draw:style-name="gr5" draw:text-style-name="P6" draw:layer="layout" svg:width="0.942cm" svg:height="0.822cm" svg:x="6.601cm" svg:y="9.648cm">
          <draw:text-box>
            <text:p><text:span text:style-name="T4">1:N</text:span></text:p>
          </draw:text-box>
        </draw:frame>
        <draw:line draw:style-name="gr4" draw:text-style-name="P5" draw:layer="layout" svg:x1="9.301cm" svg:y1="10.702cm" svg:x2="7.701cm" svg:y2="10.703cm">
          <text:p/>
        </draw:line>
        <draw:frame draw:style-name="gr8" draw:text-style-name="P6" draw:layer="layout" svg:width="1.082cm" svg:height="0.822cm" svg:x="5.101cm" svg:y="10.0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01cm" svg:y="10.003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01cm" svg:y="11.149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01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2.601cm" svg:height="1.001cm" svg:x="9.401cm" svg:y="10.198cm">
          <text:p text:style-name="P2"><text:span text:style-name="T4">Proveedor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01cm" svg:y="11.149cm">
          <draw:text-box>
            <text:p><text:span text:style-name="T4">pertenece</text:span></text:p>
          </draw:text-box>
        </draw:frame>
        <draw:line draw:style-name="gr16" draw:text-style-name="P5" draw:layer="layout" svg:x1="6.9cm" svg:y1="10.4cm" svg:x2="6.9cm" svg:y2="10.9cm">
          <text:p/>
        </draw:line>
        <draw:frame draw:style-name="gr35" draw:text-style-name="P13" draw:layer="layout" svg:width="1.09cm" svg:height="0.761cm" svg:x="6.701cm" svg:y="10.44cm">
          <draw:text-box>
            <text:p><text:span text:style-name="T8">P-PT</text:span></text:p>
          </draw:text-box>
        </draw:frame>
        <draw:frame draw:style-name="gr21" draw:text-style-name="P14" draw:layer="layout" svg:width="0.781cm" svg:height="0.706cm" svg:x="6.3cm" svg:y="10.399cm">
          <draw:text-box>
            <text:p><text:span text:style-name="T9">EX</text:span></text:p>
          </draw:text-box>
        </draw:frame>
        <draw:line draw:style-name="gr4" draw:text-style-name="P5" draw:layer="layout" svg:x1="3.203cm" svg:y1="15.8cm" svg:x2="3.203cm" svg:y2="14.2cm">
          <text:p/>
        </draw:line>
        <draw:line draw:style-name="gr4" draw:text-style-name="P5" draw:layer="layout" svg:x1="3.202cm" svg:y1="11.199cm" svg:x2="3.202cm" svg:y2="12.799cm">
          <text:p/>
        </draw:line>
        <draw:frame draw:style-name="gr5" draw:text-style-name="P6" draw:layer="layout" svg:width="0.942cm" svg:height="0.822cm" svg:x="3.781cm" svg:y="13.147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1.952cm" svg:y="14.4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.799cm" svg:y="11.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3.301cm" svg:y="14.478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3.301cm" svg:y="11.8cm">
          <draw:text-box>
            <text:p><text:span text:style-name="T4">pertenece</text:span></text:p>
          </draw:text-box>
        </draw:frame>
        <draw:line draw:style-name="gr16" draw:text-style-name="P5" draw:layer="layout" svg:x1="2.8cm" svg:y1="13.301cm" svg:x2="3.5cm" svg:y2="13.301cm">
          <text:p/>
        </draw:line>
        <draw:frame draw:style-name="gr36" draw:text-style-name="P14" draw:layer="layout" svg:width="0.781cm" svg:height="0.5cm" svg:x="2.8cm" svg:y="12.901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2.501cm" svg:y="13.301cm">
          <draw:text-box>
            <text:p><text:span text:style-name="T8">P-PF</text:span></text:p>
          </draw:text-box>
        </draw:frame>
        <draw:custom-shape draw:style-name="gr12" draw:text-style-name="P10" draw:layer="layout" svg:width="2.801cm" svg:height="1.2cm" svg:x="1.801cm" svg:y="15.7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.901cm" svg:y="15.898cm">
          <text:p text:style-name="P2"><text:span text:style-name="T6">ProveedorFax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.601cm" svg:height="1.001cm" svg:x="2.101cm" svg:y="19.4cm">
          <text:p text:style-name="P2"><text:span text:style-name="T11">Vend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02cm" svg:y="19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02cm" svg:y1="19.902cm" svg:x2="6.302cm" svg:y2="19.902cm">
          <text:p/>
        </draw:line>
        <draw:frame draw:style-name="gr5" draw:text-style-name="P6" draw:layer="layout" svg:width="0.942cm" svg:height="0.822cm" svg:x="6.602cm" svg:y="18.848cm">
          <draw:text-box>
            <text:p><text:span text:style-name="T4">1:N</text:span></text:p>
          </draw:text-box>
        </draw:frame>
        <draw:line draw:style-name="gr4" draw:text-style-name="P5" draw:layer="layout" svg:x1="9.302cm" svg:y1="19.902cm" svg:x2="7.702cm" svg:y2="19.903cm">
          <text:p/>
        </draw:line>
        <draw:frame draw:style-name="gr8" draw:text-style-name="P6" draw:layer="layout" svg:width="1.082cm" svg:height="0.822cm" svg:x="5.102cm" svg:y="19.2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02cm" svg:y="19.203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02cm" svg:y="20.349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02cm" svg:y="19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2.601cm" svg:height="1.001cm" svg:x="9.402cm" svg:y="19.398cm">
          <text:p text:style-name="P2"><text:span text:style-name="T4">Vendedor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02cm" svg:y="20.349cm">
          <draw:text-box>
            <text:p><text:span text:style-name="T4">pertenece</text:span></text:p>
          </draw:text-box>
        </draw:frame>
        <draw:line draw:style-name="gr16" draw:text-style-name="P5" draw:layer="layout" svg:x1="6.901cm" svg:y1="19.6cm" svg:x2="6.901cm" svg:y2="20.1cm">
          <text:p/>
        </draw:line>
        <draw:frame draw:style-name="gr35" draw:text-style-name="P13" draw:layer="layout" svg:width="1.09cm" svg:height="0.761cm" svg:x="6.702cm" svg:y="19.64cm">
          <draw:text-box>
            <text:p><text:span text:style-name="T8">V-VT</text:span></text:p>
          </draw:text-box>
        </draw:frame>
        <draw:frame draw:style-name="gr21" draw:text-style-name="P14" draw:layer="layout" svg:width="0.781cm" svg:height="0.706cm" svg:x="6.301cm" svg:y="19.599cm">
          <draw:text-box>
            <text:p><text:span text:style-name="T9">EX</text:span></text:p>
          </draw:text-box>
        </draw:frame>
      </draw:page>
      <draw:page draw:name="page7" draw:style-name="dp1" draw:master-page-name="Predeterminado">
        <draw:custom-shape draw:style-name="gr2" draw:text-style-name="P12" draw:layer="layout" svg:width="2.601cm" svg:height="1.001cm" svg:x="1.798cm" svg:y="8.101cm">
          <text:p text:style-name="P2"><text:span text:style-name="T7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9cm">
          <text:p text:style-name="P2"><text:span text:style-name="T1">Averi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5.998cm" svg:y="8.001cm">
          <text:p text:style-name="P2"><text:span text:style-name="T3">C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3cm" svg:x2="5.998cm" svg:y2="8.603cm">
          <text:p/>
        </draw:line>
        <draw:line draw:style-name="gr4" draw:text-style-name="P5" draw:layer="layout" svg:x1="8.998cm" svg:y1="8.603cm" svg:x2="7.398cm" svg:y2="8.604cm">
          <text:p/>
        </draw:line>
        <draw:frame draw:style-name="gr5" draw:text-style-name="P6" draw:layer="layout" svg:width="0.942cm" svg:height="0.822cm" svg:x="6.3cm" svg:y="9.3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7.9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3cm">
          <draw:text-box>
            <text:p><text:span text:style-name="T4">(0,N)</text:span></text:p>
          </draw:text-box>
        </draw:frame>
        <draw:frame draw:style-name="gr37" draw:text-style-name="P6" draw:layer="layout" svg:width="2.729cm" svg:height="0.822cm" svg:x="4.198cm" svg:y="9.048cm">
          <draw:text-box>
            <text:p><text:span text:style-name="T4">es_reportada_por</text:span></text:p>
          </draw:text-box>
        </draw:frame>
        <draw:frame draw:style-name="gr18" draw:text-style-name="P6" draw:layer="layout" svg:width="1.666cm" svg:height="0.822cm" svg:x="7.198cm" svg:y="9.048cm">
          <draw:text-box>
            <text:p><text:span text:style-name="T4">posee</text:span></text:p>
          </draw:text-box>
        </draw:frame>
        <draw:custom-shape draw:style-name="gr14" draw:text-style-name="P10" draw:layer="layout" svg:width="0.601cm" svg:height="0.701cm" svg:x="6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7.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6.7cm" svg:y1="8cm" svg:x2="6.385cm" svg:y2="7.507cm">
          <text:p/>
        </draw:line>
        <draw:line draw:style-name="gr16" draw:text-style-name="P5" draw:layer="layout" svg:x1="7.4cm" svg:y1="7.5cm" svg:x2="6.7cm" svg:y2="8cm">
          <text:p/>
        </draw:line>
        <draw:frame draw:style-name="gr34" draw:text-style-name="P6" draw:layer="layout" svg:width="1.459cm" svg:height="0.722cm" svg:x="5.341cm" svg:y="6.2cm">
          <draw:text-box>
            <text:p><text:span text:style-name="T4">articulo</text:span></text:p>
          </draw:text-box>
        </draw:frame>
        <draw:frame draw:style-name="gr33" draw:text-style-name="P6" draw:layer="layout" svg:width="1.272cm" svg:height="0.722cm" svg:x="6.928cm" svg:y="6.178cm">
          <draw:text-box>
            <text:p><text:span text:style-name="T4">l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3:47:56.012158927</meta:creation-date>
    <meta:generator>LibreOffice/5.4.1.2$Linux_X86_64 LibreOffice_project/40m0$Build-2</meta:generator>
    <dc:date>2017-09-25T09:33:47.997069953</dc:date>
    <meta:editing-duration>PT3H38M54S</meta:editing-duration>
    <meta:editing-cycles>54</meta:editing-cycles>
    <meta:document-statistic meta:object-count="379"/>
  </office:meta>
</office:document-meta>
</file>